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014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551cm"/>
    </style:style>
    <style:style style:name="co19" style:family="table-column">
      <style:table-column-properties fo:break-before="auto" style:column-width="1.808cm"/>
    </style:style>
    <style:style style:name="co20" style:family="table-column">
      <style:table-column-properties fo:break-before="auto" style:column-width="1.61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4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5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6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lt;10%" style:apply-style-name="Sans_20_nom1" style:base-cell-address="Summary.F3"/>
      <style:map style:condition="cell-content()&gt;10%" style:apply-style-name="Bad" style:base-cell-address="Summary.F3"/>
    </style:style>
    <style:style style:name="ce11" style:family="table-cell" style:parent-style-name="Default" style:data-style-name="N3"/>
    <style:style style:name="ce13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2" table:default-cell-style-name="ce14"/>
        <table:table-column table:style-name="co15" table:default-cell-style-name="ce14"/>
        <table:table-column table:style-name="co16" table:default-cell-style-name="ce14"/>
        <table:table-column table:style-name="co10" table:default-cell-style-name="ce14"/>
        <table:table-column table:style-name="co17" table:number-columns-repeated="1004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ce12" office:value-type="string" calcext:value-type="string">
            <text:p>Language</text:p>
          </table:table-cell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Document</text:p>
          </table:table-cell>
          <table:table-cell table:style-name="ce12" office:value-type="string" calcext:value-type="string">
            <text:p>page</text:p>
          </table:table-cell>
          <table:table-cell table:style-name="ce12" office:value-type="string" calcext:value-type="string">
            <text:p># src chars</text:p>
          </table:table-cell>
          <table:table-cell table:style-name="ce12" office:value-type="string" calcext:value-type="string">
            <text:p>Latin</text:p>
          </table:table-cell>
          <table:table-cell table:style-name="ce12" office:value-type="float" office:value="2022121416" calcext:value-type="float">
            <text:p>2022121416</text:p>
          </table:table-cell>
          <table:table-cell table:style-name="ce12" office:value-type="float" office:value="2022121409" calcext:value-type="float">
            <text:p>2022121409</text:p>
          </table:table-cell>
          <table:table-cell table:style-name="ce12" office:value-type="string" calcext:value-type="string">
            <text:p>20221213_16k</text:p>
          </table:table-cell>
          <table:table-cell table:style-name="ce12" office:value-type="float" office:value="2022121317" calcext:value-type="float">
            <text:p>2022121317</text:p>
          </table:table-cell>
          <table:table-cell table:style-name="ce12" office:value-type="float" office:value="20221213" calcext:value-type="float">
            <text:p>20221213</text:p>
          </table:table-cell>
          <table:table-cell table:style-name="ce12" office:value-type="string" calcext:value-type="string">
            <text:p>20221212b</text:p>
          </table:table-cell>
          <table:table-cell table:style-name="ce12" office:value-type="float" office:value="20221212" calcext:value-type="float">
            <text:p>20221212</text:p>
          </table:table-cell>
          <table:table-cell table:style-name="ce12" office:value-type="string" calcext:value-type="string">
            <text:p>20221211b</text:p>
          </table:table-cell>
          <table:table-cell table:style-name="ce12" office:value-type="float" office:value="20221211" calcext:value-type="float">
            <text:p>20221211</text:p>
          </table:table-cell>
          <table:table-cell table:style-name="ce12" office:value-type="string" calcext:value-type="string">
            <text:p>20221210b</text:p>
          </table:table-cell>
          <table:table-cell table:style-name="ce12" office:value-type="float" office:value="20221210" calcext:value-type="float">
            <text:p>20221210</text:p>
          </table:table-cell>
          <table:table-cell table:style-name="ce12" office:value-type="float" office:value="20221209" calcext:value-type="float">
            <text:p>20221209</text:p>
          </table:table-cell>
          <table:table-cell table:style-name="ce12" office:value-type="float" office:value="20221206" calcext:value-type="float">
            <text:p>20221206</text:p>
          </table:table-cell>
          <table:table-cell table:style-name="ce12" office:value-type="float" office:value="20221205" calcext:value-type="float">
            <text:p>202212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'2022121416'.K2]" office:value-type="percentage" office:value="0.0368763557483731" calcext:value-type="percentage">
            <text:p>3,69 %</text:p>
          </table:table-cell>
          <table:table-cell table:formula="of:=[$'2022121409'.K2]" office:value-type="percentage" office:value="0.0433839479392625" calcext:value-type="percentage">
            <text:p>4,34 %</text:p>
          </table:table-cell>
          <table:table-cell table:formula="of:=[$20221213_16k.K2]" office:value-type="percentage" office:value="0.0433839479392625" calcext:value-type="percentage">
            <text:p>4,34 %</text:p>
          </table:table-cell>
          <table:table-cell table:formula="of:=[$'2022121317'.K2]" office:value-type="percentage" office:value="0.0607375271149675" calcext:value-type="percentage">
            <text:p>6,07 %</text:p>
          </table:table-cell>
          <table:table-cell table:formula="of:=[$'20221213'.K2]" office:value-type="percentage" office:value="0.0715835140997831" calcext:value-type="percentage">
            <text:p>7,16 %</text:p>
          </table:table-cell>
          <table:table-cell table:formula="of:=[$20221212b.K2]" office:value-type="percentage" office:value="0.0498915401301518" calcext:value-type="percentage">
            <text:p>4,99 %</text:p>
          </table:table-cell>
          <table:table-cell table:formula="of:=[$'20221212'.K2]" office:value-type="percentage" office:value="0.0455531453362256" calcext:value-type="percentage">
            <text:p>4,56 %</text:p>
          </table:table-cell>
          <table:table-cell table:formula="of:=[$20221211b.K2]" office:value-type="string" office:string-value="N/A" calcext:value-type="string">
            <text:p>N/A</text:p>
          </table:table-cell>
          <table:table-cell table:formula="of:=[$'20221211'.K2]" office:value-type="percentage" office:value="0.0477223427331887" calcext:value-type="percentage">
            <text:p>4,77 %</text:p>
          </table:table-cell>
          <table:table-cell table:formula="of:=[$20221210b.K2]" office:value-type="percentage" office:value="0.0390455531453362" calcext:value-type="percentage">
            <text:p>3,90 %</text:p>
          </table:table-cell>
          <table:table-cell table:formula="of:=[$'20221210'.K2]" office:value-type="percentage" office:value="0.0368763557483731" calcext:value-type="percentage">
            <text:p>3,69 %</text:p>
          </table:table-cell>
          <table:table-cell table:formula="of:=[$'20221209'.K2]" office:value-type="percentage" office:value="0.0629067245119306" calcext:value-type="percentage">
            <text:p>6,29 %</text:p>
          </table:table-cell>
          <table:table-cell table:formula="of:=[$'20221206'.K2]" office:value-type="percentage" office:value="0.108459869848156" calcext:value-type="percentage">
            <text:p>10,85 %</text:p>
          </table:table-cell>
          <table:table-cell table:formula="of:=[$'20221205'.K2]" office:value-type="percentage" office:value="0.0802603036876356" calcext:value-type="percentage">
            <text:p>8,03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'2022121416'.K3]" office:value-type="percentage" office:value="0.0397350993377483" calcext:value-type="percentage">
            <text:p>3,97 %</text:p>
          </table:table-cell>
          <table:table-cell table:formula="of:=[$'2022121409'.K3]" office:value-type="percentage" office:value="0.033112582781457" calcext:value-type="percentage">
            <text:p>3,31 %</text:p>
          </table:table-cell>
          <table:table-cell table:formula="of:=[$20221213_16k.K3]" office:value-type="percentage" office:value="0.033112582781457" calcext:value-type="percentage">
            <text:p>3,31 %</text:p>
          </table:table-cell>
          <table:table-cell table:formula="of:=[$'2022121317'.K3]" office:value-type="percentage" office:value="0.0529801324503311" calcext:value-type="percentage">
            <text:p>5,30 %</text:p>
          </table:table-cell>
          <table:table-cell table:formula="of:=[$'20221213'.K3]" office:value-type="percentage" office:value="0.0728476821192053" calcext:value-type="percentage">
            <text:p>7,28 %</text:p>
          </table:table-cell>
          <table:table-cell table:formula="of:=[$20221212b.K3]" office:value-type="percentage" office:value="0.0662251655629139" calcext:value-type="percentage">
            <text:p>6,62 %</text:p>
          </table:table-cell>
          <table:table-cell table:formula="of:=[$'20221212'.K3]" office:value-type="percentage" office:value="0.0264900662251656" calcext:value-type="percentage">
            <text:p>2,65 %</text:p>
          </table:table-cell>
          <table:table-cell table:formula="of:=[$20221211b.K3]" office:value-type="percentage" office:value="0.0529801324503311" calcext:value-type="percentage">
            <text:p>5,30 %</text:p>
          </table:table-cell>
          <table:table-cell table:formula="of:=[$'20221211'.K3]" office:value-type="percentage" office:value="0.0463576158940397" calcext:value-type="percentage">
            <text:p>4,64 %</text:p>
          </table:table-cell>
          <table:table-cell table:formula="of:=[$20221210b.K3]" office:value-type="percentage" office:value="0.0264900662251656" calcext:value-type="percentage">
            <text:p>2,65 %</text:p>
          </table:table-cell>
          <table:table-cell table:formula="of:=[$'20221210'.K3]" office:value-type="percentage" office:value="0.0397350993377483" calcext:value-type="percentage">
            <text:p>3,97 %</text:p>
          </table:table-cell>
          <table:table-cell table:formula="of:=[$'20221209'.K3]" office:value-type="percentage" office:value="0.0728476821192053" calcext:value-type="percentage">
            <text:p>7,28 %</text:p>
          </table:table-cell>
          <table:table-cell table:formula="of:=[$'20221206'.K3]" office:value-type="percentage" office:value="0.377483443708609" calcext:value-type="percentage">
            <text:p>37,75 %</text:p>
          </table:table-cell>
          <table:table-cell table:formula="of:=[$'20221205'.K3]" office:value-type="percentage" office:value="0.291390728476821" calcext:value-type="percentage">
            <text:p>29,14 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'2022121416'.K4]" office:value-type="percentage" office:value="0.0731707317073171" calcext:value-type="percentage">
            <text:p>7,32 %</text:p>
          </table:table-cell>
          <table:table-cell table:formula="of:=[$'2022121409'.K4]" office:value-type="percentage" office:value="0.0677506775067751" calcext:value-type="percentage">
            <text:p>6,78 %</text:p>
          </table:table-cell>
          <table:table-cell table:formula="of:=[$20221213_16k.K4]" office:value-type="string" office:string-value="N/A" calcext:value-type="string">
            <text:p>N/A</text:p>
          </table:table-cell>
          <table:table-cell table:formula="of:=[$'2022121317'.K4]" office:value-type="percentage" office:value="0.0758807588075881" calcext:value-type="percentage">
            <text:p>7,59 %</text:p>
          </table:table-cell>
          <table:table-cell table:formula="of:=[$'20221213'.K4]" office:value-type="percentage" office:value="0.0731707317073171" calcext:value-type="percentage">
            <text:p>7,32 %</text:p>
          </table:table-cell>
          <table:table-cell table:formula="of:=[$20221212b.K4]" office:value-type="percentage" office:value="0.0650406504065041" calcext:value-type="percentage">
            <text:p>6,50 %</text:p>
          </table:table-cell>
          <table:table-cell table:formula="of:=[$'20221212'.K4]" office:value-type="percentage" office:value="0.0650406504065041" calcext:value-type="percentage">
            <text:p>6,50 %</text:p>
          </table:table-cell>
          <table:table-cell table:formula="of:=[$20221211b.K4]" office:value-type="percentage" office:value="0.0704607046070461" calcext:value-type="percentage">
            <text:p>7,05 %</text:p>
          </table:table-cell>
          <table:table-cell table:formula="of:=[$'20221211'.K4]" office:value-type="percentage" office:value="0.0704607046070461" calcext:value-type="percentage">
            <text:p>7,05 %</text:p>
          </table:table-cell>
          <table:table-cell table:formula="of:=[$20221210b.K4]" office:value-type="percentage" office:value="0.0596205962059621" calcext:value-type="percentage">
            <text:p>5,96 %</text:p>
          </table:table-cell>
          <table:table-cell table:formula="of:=[$'20221210'.K4]" office:value-type="percentage" office:value="0.0813008130081301" calcext:value-type="percentage">
            <text:p>8,13 %</text:p>
          </table:table-cell>
          <table:table-cell table:formula="of:=[$'20221209'.K4]" office:value-type="percentage" office:value="0.0948509485094851" calcext:value-type="percentage">
            <text:p>9,49 %</text:p>
          </table:table-cell>
          <table:table-cell table:formula="of:=[$'20221206'.K4]" office:value-type="string" office:string-value="N/A" calcext:value-type="string">
            <text:p>N/A</text:p>
          </table:table-cell>
          <table:table-cell table:formula="of:=[$'20221205'.K4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'2022121416'.K5]" office:value-type="percentage" office:value="0.135549872122762" calcext:value-type="percentage">
            <text:p>13,55 %</text:p>
          </table:table-cell>
          <table:table-cell table:formula="of:=[$'2022121409'.K5]" office:value-type="percentage" office:value="0.107416879795396" calcext:value-type="percentage">
            <text:p>10,74 %</text:p>
          </table:table-cell>
          <table:table-cell table:formula="of:=[$20221213_16k.K5]" office:value-type="string" office:string-value="N/A" calcext:value-type="string">
            <text:p>N/A</text:p>
          </table:table-cell>
          <table:table-cell table:formula="of:=[$'2022121317'.K5]" office:value-type="percentage" office:value="0.209718670076726" calcext:value-type="percentage">
            <text:p>20,97 %</text:p>
          </table:table-cell>
          <table:table-cell table:formula="of:=[$'20221213'.K5]" office:value-type="percentage" office:value="0.145780051150895" calcext:value-type="percentage">
            <text:p>14,58 %</text:p>
          </table:table-cell>
          <table:table-cell table:formula="of:=[$20221212b.K5]" office:value-type="percentage" office:value="0.166240409207161" calcext:value-type="percentage">
            <text:p>16,62 %</text:p>
          </table:table-cell>
          <table:table-cell table:formula="of:=[$'20221212'.K5]" office:value-type="percentage" office:value="0.10230179028133" calcext:value-type="percentage">
            <text:p>10,23 %</text:p>
          </table:table-cell>
          <table:table-cell table:formula="of:=[$20221211b.K5]" office:value-type="percentage" office:value="0.150895140664962" calcext:value-type="percentage">
            <text:p>15,09 %</text:p>
          </table:table-cell>
          <table:table-cell table:formula="of:=[$'20221211'.K5]" office:value-type="percentage" office:value="0.19693094629156" calcext:value-type="percentage">
            <text:p>19,69 %</text:p>
          </table:table-cell>
          <table:table-cell table:formula="of:=[$20221210b.K5]" office:value-type="percentage" office:value="0.171355498721228" calcext:value-type="percentage">
            <text:p>17,14 %</text:p>
          </table:table-cell>
          <table:table-cell table:formula="of:=[$'20221210'.K5]" office:value-type="percentage" office:value="0.163682864450128" calcext:value-type="percentage">
            <text:p>16,37 %</text:p>
          </table:table-cell>
          <table:table-cell table:formula="of:=[$'20221209'.K5]" office:value-type="percentage" office:value="0.163682864450128" calcext:value-type="percentage">
            <text:p>16,37 %</text:p>
          </table:table-cell>
          <table:table-cell table:formula="of:=[$'20221206'.K5]" office:value-type="string" office:string-value="N/A" calcext:value-type="string">
            <text:p>N/A</text:p>
          </table:table-cell>
          <table:table-cell table:formula="of:=[$'20221205'.K5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'2022121416'.K6]" office:value-type="percentage" office:value="0.0107238605898123" calcext:value-type="percentage">
            <text:p>1,07 %</text:p>
          </table:table-cell>
          <table:table-cell table:formula="of:=[$'2022121409'.K6]" office:value-type="percentage" office:value="0.0160857908847185" calcext:value-type="percentage">
            <text:p>1,61 %</text:p>
          </table:table-cell>
          <table:table-cell table:formula="of:=[$20221213_16k.K6]" office:value-type="string" office:string-value="N/A" calcext:value-type="string">
            <text:p>N/A</text:p>
          </table:table-cell>
          <table:table-cell table:formula="of:=[$'2022121317'.K6]" office:value-type="percentage" office:value="0.00536193029490617" calcext:value-type="percentage">
            <text:p>0,54 %</text:p>
          </table:table-cell>
          <table:table-cell table:formula="of:=[$'20221213'.K6]" office:value-type="percentage" office:value="0.0268096514745308" calcext:value-type="percentage">
            <text:p>2,68 %</text:p>
          </table:table-cell>
          <table:table-cell table:formula="of:=[$20221212b.K6]" office:value-type="percentage" office:value="0.0241286863270777" calcext:value-type="percentage">
            <text:p>2,41 %</text:p>
          </table:table-cell>
          <table:table-cell table:formula="of:=[$'20221212'.K6]" office:value-type="percentage" office:value="0.00536193029490617" calcext:value-type="percentage">
            <text:p>0,54 %</text:p>
          </table:table-cell>
          <table:table-cell table:formula="of:=[$20221211b.K6]" office:value-type="percentage" office:value="0.0563002680965148" calcext:value-type="percentage">
            <text:p>5,63 %</text:p>
          </table:table-cell>
          <table:table-cell table:formula="of:=[$'20221211'.K6]" office:value-type="percentage" office:value="0.0509383378016086" calcext:value-type="percentage">
            <text:p>5,09 %</text:p>
          </table:table-cell>
          <table:table-cell table:formula="of:=[$20221210b.K6]" office:value-type="percentage" office:value="0.0697050938337802" calcext:value-type="percentage">
            <text:p>6,97 %</text:p>
          </table:table-cell>
          <table:table-cell table:formula="of:=[$'20221210'.K6]" office:value-type="percentage" office:value="0.0214477211796247" calcext:value-type="percentage">
            <text:p>2,14 %</text:p>
          </table:table-cell>
          <table:table-cell table:formula="of:=[$'20221209'.K6]" office:value-type="percentage" office:value="0.0348525469168901" calcext:value-type="percentage">
            <text:p>3,49 %</text:p>
          </table:table-cell>
          <table:table-cell table:formula="of:=[$'20221206'.K6]" office:value-type="string" office:string-value="N/A" calcext:value-type="string">
            <text:p>N/A</text:p>
          </table:table-cell>
          <table:table-cell table:formula="of:=[$'20221205'.K6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'2022121416'.K7]" office:value-type="percentage" office:value="0.109154929577465" calcext:value-type="percentage">
            <text:p>10,92 %</text:p>
          </table:table-cell>
          <table:table-cell table:formula="of:=[$'2022121409'.K7]" office:value-type="percentage" office:value="0.0933098591549296" calcext:value-type="percentage">
            <text:p>9,33 %</text:p>
          </table:table-cell>
          <table:table-cell table:formula="of:=[$20221213_16k.K7]" office:value-type="string" office:string-value="N/A" calcext:value-type="string">
            <text:p>N/A</text:p>
          </table:table-cell>
          <table:table-cell table:formula="of:=[$'2022121317'.K7]" office:value-type="percentage" office:value="0.10387323943662" calcext:value-type="percentage">
            <text:p>10,39 %</text:p>
          </table:table-cell>
          <table:table-cell table:formula="of:=[$'20221213'.K7]" office:value-type="percentage" office:value="0.096830985915493" calcext:value-type="percentage">
            <text:p>9,68 %</text:p>
          </table:table-cell>
          <table:table-cell table:formula="of:=[$20221212b.K7]" office:value-type="percentage" office:value="0.121478873239437" calcext:value-type="percentage">
            <text:p>12,15 %</text:p>
          </table:table-cell>
          <table:table-cell table:formula="of:=[$'20221212'.K7]" office:value-type="percentage" office:value="0.0985915492957746" calcext:value-type="percentage">
            <text:p>9,86 %</text:p>
          </table:table-cell>
          <table:table-cell table:formula="of:=[$20221211b.K7]" office:value-type="string" office:string-value="N/A" calcext:value-type="string">
            <text:p>N/A</text:p>
          </table:table-cell>
          <table:table-cell table:formula="of:=[$'20221211'.K7]" office:value-type="string" office:string-value="N/A" calcext:value-type="string">
            <text:p>N/A</text:p>
          </table:table-cell>
          <table:table-cell table:formula="of:=[$20221210b.K7]" office:value-type="percentage" office:value="0.096830985915493" calcext:value-type="percentage">
            <text:p>9,68 %</text:p>
          </table:table-cell>
          <table:table-cell table:formula="of:=[$'20221210'.K7]" office:value-type="percentage" office:value="0.100352112676056" calcext:value-type="percentage">
            <text:p>10,04 %</text:p>
          </table:table-cell>
          <table:table-cell table:formula="of:=[$'20221209'.K7]" office:value-type="percentage" office:value="0.109154929577465" calcext:value-type="percentage">
            <text:p>10,92 %</text:p>
          </table:table-cell>
          <table:table-cell table:formula="of:=[$'20221206'.K7]" office:value-type="string" office:string-value="N/A" calcext:value-type="string">
            <text:p>N/A</text:p>
          </table:table-cell>
          <table:table-cell table:formula="of:=[$'20221205'.K7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'2022121416'.K8]" office:value-type="percentage" office:value="0.262376237623762" calcext:value-type="percentage">
            <text:p>26,24 %</text:p>
          </table:table-cell>
          <table:table-cell table:formula="of:=[$'2022121409'.K8]" office:value-type="percentage" office:value="0.232673267326733" calcext:value-type="percentage">
            <text:p>23,27 %</text:p>
          </table:table-cell>
          <table:table-cell table:formula="of:=[$20221213_16k.K8]" office:value-type="percentage" office:value="0.237623762376238" calcext:value-type="percentage">
            <text:p>23,76 %</text:p>
          </table:table-cell>
          <table:table-cell table:formula="of:=[$'2022121317'.K8]" office:value-type="percentage" office:value="0.267326732673267" calcext:value-type="percentage">
            <text:p>26,73 %</text:p>
          </table:table-cell>
          <table:table-cell table:formula="of:=[$'20221213'.K8]" office:value-type="percentage" office:value="0.267326732673267" calcext:value-type="percentage">
            <text:p>26,73 %</text:p>
          </table:table-cell>
          <table:table-cell table:formula="of:=[$20221212b.K8]" office:value-type="percentage" office:value="0.272277227722772" calcext:value-type="percentage">
            <text:p>27,23 %</text:p>
          </table:table-cell>
          <table:table-cell table:formula="of:=[$'20221212'.K8]" office:value-type="percentage" office:value="0.207920792079208" calcext:value-type="percentage">
            <text:p>20,79 %</text:p>
          </table:table-cell>
          <table:table-cell table:formula="of:=[$20221211b.K8]" office:value-type="string" office:string-value="N/A" calcext:value-type="string">
            <text:p>N/A</text:p>
          </table:table-cell>
          <table:table-cell table:formula="of:=[$'20221211'.K8]" office:value-type="string" office:string-value="N/A" calcext:value-type="string">
            <text:p>N/A</text:p>
          </table:table-cell>
          <table:table-cell table:formula="of:=[$20221210b.K8]" office:value-type="percentage" office:value="0.198019801980198" calcext:value-type="percentage">
            <text:p>19,80 %</text:p>
          </table:table-cell>
          <table:table-cell table:formula="of:=[$'20221210'.K8]" office:value-type="percentage" office:value="0.257425742574257" calcext:value-type="percentage">
            <text:p>25,74 %</text:p>
          </table:table-cell>
          <table:table-cell table:formula="of:=[$'20221209'.K8]" office:value-type="percentage" office:value="0.331683168316832" calcext:value-type="percentage">
            <text:p>33,17 %</text:p>
          </table:table-cell>
          <table:table-cell table:formula="of:=[$'20221206'.K8]" office:value-type="string" office:string-value="N/A" calcext:value-type="string">
            <text:p>N/A</text:p>
          </table:table-cell>
          <table:table-cell table:formula="of:=[$'20221205'.K8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'2022121416'.K9]" office:value-type="percentage" office:value="0.0143540669856459" calcext:value-type="percentage">
            <text:p>1,44 %</text:p>
          </table:table-cell>
          <table:table-cell table:formula="of:=[$'2022121409'.K9]" office:value-type="percentage" office:value="0.0191387559808612" calcext:value-type="percentage">
            <text:p>1,91 %</text:p>
          </table:table-cell>
          <table:table-cell table:formula="of:=[$20221213_16k.K9]" office:value-type="string" office:string-value="N/A" calcext:value-type="string">
            <text:p>N/A</text:p>
          </table:table-cell>
          <table:table-cell table:formula="of:=[$'2022121317'.K9]" office:value-type="percentage" office:value="0.0143540669856459" calcext:value-type="percentage">
            <text:p>1,44 %</text:p>
          </table:table-cell>
          <table:table-cell table:formula="of:=[$'20221213'.K9]" office:value-type="percentage" office:value="0.0191387559808612" calcext:value-type="percentage">
            <text:p>1,91 %</text:p>
          </table:table-cell>
          <table:table-cell table:formula="of:=[$20221212b.K9]" office:value-type="percentage" office:value="0.0191387559808612" calcext:value-type="percentage">
            <text:p>1,91 %</text:p>
          </table:table-cell>
          <table:table-cell table:formula="of:=[$'20221212'.K9]" office:value-type="percentage" office:value="0.0191387559808612" calcext:value-type="percentage">
            <text:p>1,91 %</text:p>
          </table:table-cell>
          <table:table-cell table:formula="of:=[$20221211b.K9]" office:value-type="string" office:string-value="N/A" calcext:value-type="string">
            <text:p>N/A</text:p>
          </table:table-cell>
          <table:table-cell table:formula="of:=[$'20221211'.K9]" office:value-type="string" office:string-value="N/A" calcext:value-type="string">
            <text:p>N/A</text:p>
          </table:table-cell>
          <table:table-cell table:formula="of:=[$20221210b.K9]" office:value-type="percentage" office:value="0.0143540669856459" calcext:value-type="percentage">
            <text:p>1,44 %</text:p>
          </table:table-cell>
          <table:table-cell table:formula="of:=[$'20221210'.K9]" office:value-type="percentage" office:value="0.0287081339712919" calcext:value-type="percentage">
            <text:p>2,87 %</text:p>
          </table:table-cell>
          <table:table-cell table:formula="of:=[$'20221209'.K9]" office:value-type="percentage" office:value="0.0454545454545455" calcext:value-type="percentage">
            <text:p>4,55 %</text:p>
          </table:table-cell>
          <table:table-cell table:formula="of:=[$'20221206'.K9]" office:value-type="string" office:string-value="N/A" calcext:value-type="string">
            <text:p>N/A</text:p>
          </table:table-cell>
          <table:table-cell table:formula="of:=[$'20221205'.K9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'2022121416'.K10]" office:value-type="percentage" office:value="0" calcext:value-type="percentage">
            <text:p>0,00 %</text:p>
          </table:table-cell>
          <table:table-cell table:formula="of:=[$'2022121409'.K10]" office:value-type="percentage" office:value="0" calcext:value-type="percentage">
            <text:p>0,00 %</text:p>
          </table:table-cell>
          <table:table-cell table:formula="of:=[$20221213_16k.K10]" office:value-type="string" office:string-value="N/A" calcext:value-type="string">
            <text:p>N/A</text:p>
          </table:table-cell>
          <table:table-cell table:formula="of:=[$'2022121317'.K10]" office:value-type="percentage" office:value="0" calcext:value-type="percentage">
            <text:p>0,00 %</text:p>
          </table:table-cell>
          <table:table-cell table:formula="of:=[$'20221213'.K10]" office:value-type="percentage" office:value="0" calcext:value-type="percentage">
            <text:p>0,00 %</text:p>
          </table:table-cell>
          <table:table-cell table:formula="of:=[$20221212b.K10]" office:value-type="percentage" office:value="0" calcext:value-type="percentage">
            <text:p>0,00 %</text:p>
          </table:table-cell>
          <table:table-cell table:formula="of:=[$'20221212'.K10]" office:value-type="percentage" office:value="0" calcext:value-type="percentage">
            <text:p>0,00 %</text:p>
          </table:table-cell>
          <table:table-cell table:formula="of:=[$20221211b.K10]" office:value-type="string" office:string-value="N/A" calcext:value-type="string">
            <text:p>N/A</text:p>
          </table:table-cell>
          <table:table-cell table:formula="of:=[$'20221211'.K10]" office:value-type="string" office:string-value="N/A" calcext:value-type="string">
            <text:p>N/A</text:p>
          </table:table-cell>
          <table:table-cell table:formula="of:=[$20221210b.K10]" office:value-type="percentage" office:value="0" calcext:value-type="percentage">
            <text:p>0,00 %</text:p>
          </table:table-cell>
          <table:table-cell table:formula="of:=[$'20221210'.K10]" office:value-type="percentage" office:value="0.0154798761609907" calcext:value-type="percentage">
            <text:p>1,55 %</text:p>
          </table:table-cell>
          <table:table-cell table:formula="of:=[$'20221209'.K10]" office:value-type="percentage" office:value="0.0402476780185759" calcext:value-type="percentage">
            <text:p>4,02 %</text:p>
          </table:table-cell>
          <table:table-cell table:formula="of:=[$'20221206'.K10]" office:value-type="string" office:string-value="N/A" calcext:value-type="string">
            <text:p>N/A</text:p>
          </table:table-cell>
          <table:table-cell table:formula="of:=[$'20221205'.K10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'2022121416'.K11]" office:value-type="percentage" office:value="0.0487804878048781" calcext:value-type="percentage">
            <text:p>4,88 %</text:p>
          </table:table-cell>
          <table:table-cell table:formula="of:=[$'2022121409'.K11]" office:value-type="percentage" office:value="0" calcext:value-type="percentage">
            <text:p>0,00 %</text:p>
          </table:table-cell>
          <table:table-cell table:formula="of:=[$20221213_16k.K11]" office:value-type="percentage" office:value="0.115853658536585" calcext:value-type="percentage">
            <text:p>11,59 %</text:p>
          </table:table-cell>
          <table:table-cell table:formula="of:=[$'2022121317'.K11]" office:value-type="percentage" office:value="0.11890243902439" calcext:value-type="percentage">
            <text:p>11,89 %</text:p>
          </table:table-cell>
          <table:table-cell table:formula="of:=[$'20221213'.K11]" office:value-type="percentage" office:value="0.0365853658536585" calcext:value-type="percentage">
            <text:p>3,66 %</text:p>
          </table:table-cell>
          <table:table-cell table:formula="of:=[$20221212b.K11]" office:value-type="percentage" office:value="0.0487804878048781" calcext:value-type="percentage">
            <text:p>4,88 %</text:p>
          </table:table-cell>
          <table:table-cell table:formula="of:=[$'20221212'.K11]" office:value-type="percentage" office:value="0.0152439024390244" calcext:value-type="percentage">
            <text:p>1,52 %</text:p>
          </table:table-cell>
          <table:table-cell table:formula="of:=[$20221211b.K11]" office:value-type="percentage" office:value="0.0487804878048781" calcext:value-type="percentage">
            <text:p>4,88 %</text:p>
          </table:table-cell>
          <table:table-cell table:formula="of:=[$'20221211'.K11]" office:value-type="percentage" office:value="0.0853658536585366" calcext:value-type="percentage">
            <text:p>8,54 %</text:p>
          </table:table-cell>
          <table:table-cell table:formula="of:=[$20221210b.K11]" office:value-type="percentage" office:value="0.0731707317073171" calcext:value-type="percentage">
            <text:p>7,32 %</text:p>
          </table:table-cell>
          <table:table-cell table:formula="of:=[$'20221210'.K11]" office:value-type="percentage" office:value="0.109756097560976" calcext:value-type="percentage">
            <text:p>10,98 %</text:p>
          </table:table-cell>
          <table:table-cell table:formula="of:=[$'20221209'.K11]" office:value-type="percentage" office:value="0.121951219512195" calcext:value-type="percentage">
            <text:p>12,20 %</text:p>
          </table:table-cell>
          <table:table-cell table:formula="of:=[$'20221206'.K11]" office:value-type="string" office:string-value="N/A" calcext:value-type="string">
            <text:p>N/A</text:p>
          </table:table-cell>
          <table:table-cell table:formula="of:=[$'20221205'.K11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'2022121416'.K12]" office:value-type="percentage" office:value="0.0828877005347594" calcext:value-type="percentage">
            <text:p>8,29 %</text:p>
          </table:table-cell>
          <table:table-cell table:formula="of:=[$'2022121409'.K12]" office:value-type="percentage" office:value="0.0160427807486631" calcext:value-type="percentage">
            <text:p>1,60 %</text:p>
          </table:table-cell>
          <table:table-cell table:formula="of:=[$20221213_16k.K12]" office:value-type="percentage" office:value="0.122994652406417" calcext:value-type="percentage">
            <text:p>12,30 %</text:p>
          </table:table-cell>
          <table:table-cell table:formula="of:=[$'2022121317'.K12]" office:value-type="percentage" office:value="0.136363636363636" calcext:value-type="percentage">
            <text:p>13,64 %</text:p>
          </table:table-cell>
          <table:table-cell table:formula="of:=[$'20221213'.K12]" office:value-type="percentage" office:value="0.0748663101604278" calcext:value-type="percentage">
            <text:p>7,49 %</text:p>
          </table:table-cell>
          <table:table-cell table:formula="of:=[$20221212b.K12]" office:value-type="percentage" office:value="0.0748663101604278" calcext:value-type="percentage">
            <text:p>7,49 %</text:p>
          </table:table-cell>
          <table:table-cell table:formula="of:=[$'20221212'.K12]" office:value-type="percentage" office:value="0.0240641711229946" calcext:value-type="percentage">
            <text:p>2,41 %</text:p>
          </table:table-cell>
          <table:table-cell table:formula="of:=[$20221211b.K12]" office:value-type="percentage" office:value="0.0561497326203209" calcext:value-type="percentage">
            <text:p>5,61 %</text:p>
          </table:table-cell>
          <table:table-cell table:formula="of:=[$'20221211'.K12]" office:value-type="percentage" office:value="0.0909090909090909" calcext:value-type="percentage">
            <text:p>9,09 %</text:p>
          </table:table-cell>
          <table:table-cell table:formula="of:=[$20221210b.K12]" office:value-type="percentage" office:value="0.0748663101604278" calcext:value-type="percentage">
            <text:p>7,49 %</text:p>
          </table:table-cell>
          <table:table-cell table:formula="of:=[$'20221210'.K12]" office:value-type="percentage" office:value="0.149732620320856" calcext:value-type="percentage">
            <text:p>14,97 %</text:p>
          </table:table-cell>
          <table:table-cell table:formula="of:=[$'20221209'.K12]" office:value-type="percentage" office:value="0.133689839572193" calcext:value-type="percentage">
            <text:p>13,37 %</text:p>
          </table:table-cell>
          <table:table-cell table:formula="of:=[$'20221206'.K12]" office:value-type="string" office:string-value="N/A" calcext:value-type="string">
            <text:p>N/A</text:p>
          </table:table-cell>
          <table:table-cell table:formula="of:=[$'20221205'.K12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'2022121416'.K13]" office:value-type="percentage" office:value="0.00884955752212389" calcext:value-type="percentage">
            <text:p>0,88 %</text:p>
          </table:table-cell>
          <table:table-cell table:formula="of:=[$'2022121409'.K13]" office:value-type="percentage" office:value="0.00884955752212389" calcext:value-type="percentage">
            <text:p>0,88 %</text:p>
          </table:table-cell>
          <table:table-cell table:formula="of:=[$20221213_16k.K13]" office:value-type="string" office:string-value="N/A" calcext:value-type="string">
            <text:p>N/A</text:p>
          </table:table-cell>
          <table:table-cell table:formula="of:=[$'2022121317'.K13]" office:value-type="percentage" office:value="0.00589970501474926" calcext:value-type="percentage">
            <text:p>0,59 %</text:p>
          </table:table-cell>
          <table:table-cell table:formula="of:=[$'20221213'.K13]" office:value-type="percentage" office:value="0.00589970501474926" calcext:value-type="percentage">
            <text:p>0,59 %</text:p>
          </table:table-cell>
          <table:table-cell table:formula="of:=[$20221212b.K13]" office:value-type="percentage" office:value="0.0265486725663717" calcext:value-type="percentage">
            <text:p>2,65 %</text:p>
          </table:table-cell>
          <table:table-cell table:formula="of:=[$'20221212'.K13]" office:value-type="percentage" office:value="0.00589970501474926" calcext:value-type="percentage">
            <text:p>0,59 %</text:p>
          </table:table-cell>
          <table:table-cell table:formula="of:=[$20221211b.K13]" office:value-type="string" office:string-value="N/A" calcext:value-type="string">
            <text:p>N/A</text:p>
          </table:table-cell>
          <table:table-cell table:formula="of:=[$'20221211'.K13]" office:value-type="string" office:string-value="N/A" calcext:value-type="string">
            <text:p>N/A</text:p>
          </table:table-cell>
          <table:table-cell table:formula="of:=[$20221210b.K13]" office:value-type="percentage" office:value="0.0176991150442478" calcext:value-type="percentage">
            <text:p>1,77 %</text:p>
          </table:table-cell>
          <table:table-cell table:formula="of:=[$'20221210'.K13]" office:value-type="percentage" office:value="0.0176991150442478" calcext:value-type="percentage">
            <text:p>1,77 %</text:p>
          </table:table-cell>
          <table:table-cell table:formula="of:=[$'20221209'.K13]" office:value-type="percentage" office:value="0.0294985250737463" calcext:value-type="percentage">
            <text:p>2,95 %</text:p>
          </table:table-cell>
          <table:table-cell table:formula="of:=[$'20221206'.K13]" office:value-type="string" office:string-value="N/A" calcext:value-type="string">
            <text:p>N/A</text:p>
          </table:table-cell>
          <table:table-cell table:formula="of:=[$'20221205'.K13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'2022121416'.K14]" office:value-type="percentage" office:value="0.00308641975308642" calcext:value-type="percentage">
            <text:p>0,31 %</text:p>
          </table:table-cell>
          <table:table-cell table:formula="of:=[$'2022121409'.K14]" office:value-type="percentage" office:value="0.00308641975308642" calcext:value-type="percentage">
            <text:p>0,31 %</text:p>
          </table:table-cell>
          <table:table-cell table:formula="of:=[$20221213_16k.K14]" office:value-type="string" office:string-value="N/A" calcext:value-type="string">
            <text:p>N/A</text:p>
          </table:table-cell>
          <table:table-cell table:formula="of:=[$'2022121317'.K14]" office:value-type="percentage" office:value="0.00617283950617284" calcext:value-type="percentage">
            <text:p>0,62 %</text:p>
          </table:table-cell>
          <table:table-cell table:formula="of:=[$'20221213'.K14]" office:value-type="percentage" office:value="0.00617283950617284" calcext:value-type="percentage">
            <text:p>0,62 %</text:p>
          </table:table-cell>
          <table:table-cell table:formula="of:=[$20221212b.K14]" office:value-type="percentage" office:value="0.00308641975308642" calcext:value-type="percentage">
            <text:p>0,31 %</text:p>
          </table:table-cell>
          <table:table-cell table:formula="of:=[$'20221212'.K14]" office:value-type="percentage" office:value="0.00308641975308642" calcext:value-type="percentage">
            <text:p>0,31 %</text:p>
          </table:table-cell>
          <table:table-cell table:formula="of:=[$20221211b.K14]" office:value-type="string" office:string-value="N/A" calcext:value-type="string">
            <text:p>N/A</text:p>
          </table:table-cell>
          <table:table-cell table:formula="of:=[$'20221211'.K14]" office:value-type="string" office:string-value="N/A" calcext:value-type="string">
            <text:p>N/A</text:p>
          </table:table-cell>
          <table:table-cell table:formula="of:=[$20221210b.K14]" office:value-type="percentage" office:value="0.0154320987654321" calcext:value-type="percentage">
            <text:p>1,54 %</text:p>
          </table:table-cell>
          <table:table-cell table:formula="of:=[$'20221210'.K14]" office:value-type="percentage" office:value="0.00925925925925926" calcext:value-type="percentage">
            <text:p>0,93 %</text:p>
          </table:table-cell>
          <table:table-cell table:formula="of:=[$'20221209'.K14]" office:value-type="percentage" office:value="0.0246913580246914" calcext:value-type="percentage">
            <text:p>2,47 %</text:p>
          </table:table-cell>
          <table:table-cell table:formula="of:=[$'20221206'.K14]" office:value-type="string" office:string-value="N/A" calcext:value-type="string">
            <text:p>N/A</text:p>
          </table:table-cell>
          <table:table-cell table:formula="of:=[$'20221205'.K14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'2022121416'.K15]" office:value-type="percentage" office:value="0.342372881355932" calcext:value-type="percentage">
            <text:p>34,24 %</text:p>
          </table:table-cell>
          <table:table-cell table:formula="of:=[$'2022121409'.K15]" office:value-type="percentage" office:value="0.403389830508475" calcext:value-type="percentage">
            <text:p>40,34 %</text:p>
          </table:table-cell>
          <table:table-cell table:formula="of:=[$20221213_16k.K15]" office:value-type="string" office:string-value="N/A" calcext:value-type="string">
            <text:p>N/A</text:p>
          </table:table-cell>
          <table:table-cell table:formula="of:=[$'2022121317'.K15]" office:value-type="percentage" office:value="0.403389830508475" calcext:value-type="percentage">
            <text:p>40,34 %</text:p>
          </table:table-cell>
          <table:table-cell table:formula="of:=[$'20221213'.K15]" office:value-type="percentage" office:value="0.488135593220339" calcext:value-type="percentage">
            <text:p>48,81 %</text:p>
          </table:table-cell>
          <table:table-cell table:formula="of:=[$20221212b.K15]" office:value-type="percentage" office:value="0.43728813559322" calcext:value-type="percentage">
            <text:p>43,73 %</text:p>
          </table:table-cell>
          <table:table-cell table:formula="of:=[$'20221212'.K15]" office:value-type="percentage" office:value="0.35593220338983" calcext:value-type="percentage">
            <text:p>35,59 %</text:p>
          </table:table-cell>
          <table:table-cell table:formula="of:=[$20221211b.K15]" office:value-type="string" office:string-value="N/A" calcext:value-type="string">
            <text:p>N/A</text:p>
          </table:table-cell>
          <table:table-cell table:formula="of:=[$'20221211'.K15]" office:value-type="string" office:string-value="N/A" calcext:value-type="string">
            <text:p>N/A</text:p>
          </table:table-cell>
          <table:table-cell table:formula="of:=[$20221210b.K15]" office:value-type="percentage" office:value="0.35593220338983" calcext:value-type="percentage">
            <text:p>35,59 %</text:p>
          </table:table-cell>
          <table:table-cell table:formula="of:=[$'20221210'.K15]" office:value-type="percentage" office:value="0.345762711864407" calcext:value-type="percentage">
            <text:p>34,58 %</text:p>
          </table:table-cell>
          <table:table-cell table:formula="of:=[$'20221209'.K15]" office:value-type="percentage" office:value="0.464406779661017" calcext:value-type="percentage">
            <text:p>46,44 %</text:p>
          </table:table-cell>
          <table:table-cell table:formula="of:=[$'20221206'.K15]" office:value-type="string" office:string-value="N/A" calcext:value-type="string">
            <text:p>N/A</text:p>
          </table:table-cell>
          <table:table-cell table:formula="of:=[$'20221205'.K15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'2022121416'.K16]" office:value-type="percentage" office:value="0.0451612903225806" calcext:value-type="percentage">
            <text:p>4,52 %</text:p>
          </table:table-cell>
          <table:table-cell table:formula="of:=[$'2022121409'.K16]" office:value-type="percentage" office:value="0.0602150537634409" calcext:value-type="percentage">
            <text:p>6,02 %</text:p>
          </table:table-cell>
          <table:table-cell table:formula="of:=[$20221213_16k.K16]" office:value-type="string" office:string-value="N/A" calcext:value-type="string">
            <text:p>N/A</text:p>
          </table:table-cell>
          <table:table-cell table:formula="of:=[$'2022121317'.K16]" office:value-type="percentage" office:value="0.0688172043010753" calcext:value-type="percentage">
            <text:p>6,88 %</text:p>
          </table:table-cell>
          <table:table-cell table:formula="of:=[$'20221213'.K16]" office:value-type="percentage" office:value="0.0709677419354839" calcext:value-type="percentage">
            <text:p>7,10 %</text:p>
          </table:table-cell>
          <table:table-cell table:formula="of:=[$20221212b.K16]" office:value-type="percentage" office:value="0.0688172043010753" calcext:value-type="percentage">
            <text:p>6,88 %</text:p>
          </table:table-cell>
          <table:table-cell table:formula="of:=[$'20221212'.K16]" office:value-type="percentage" office:value="0.0516129032258065" calcext:value-type="percentage">
            <text:p>5,16 %</text:p>
          </table:table-cell>
          <table:table-cell table:formula="of:=[$20221211b.K16]" office:value-type="string" office:string-value="N/A" calcext:value-type="string">
            <text:p>N/A</text:p>
          </table:table-cell>
          <table:table-cell table:formula="of:=[$'20221211'.K16]" office:value-type="string" office:string-value="N/A" calcext:value-type="string">
            <text:p>N/A</text:p>
          </table:table-cell>
          <table:table-cell table:formula="of:=[$20221210b.K16]" office:value-type="percentage" office:value="0.0580645161290323" calcext:value-type="percentage">
            <text:p>5,81 %</text:p>
          </table:table-cell>
          <table:table-cell table:formula="of:=[$'20221210'.K16]" office:value-type="percentage" office:value="0.0774193548387097" calcext:value-type="percentage">
            <text:p>7,74 %</text:p>
          </table:table-cell>
          <table:table-cell table:formula="of:=[$'20221209'.K16]" office:value-type="percentage" office:value="0.0752688172043011" calcext:value-type="percentage">
            <text:p>7,53 %</text:p>
          </table:table-cell>
          <table:table-cell table:formula="of:=[$'20221206'.K16]" office:value-type="string" office:string-value="N/A" calcext:value-type="string">
            <text:p>N/A</text:p>
          </table:table-cell>
          <table:table-cell table:formula="of:=[$'20221205'.K16]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8.733333333333" calcext:value-type="float">
            <text:p>359</text:p>
          </table:table-cell>
          <table:table-cell table:style-name="ce15" table:formula="of:=AVERAGE([.F3:.F17])" office:value-type="percentage" office:value="0.0752854416485303" calcext:value-type="percentage">
            <text:p>7,53 %</text:p>
          </table:table-cell>
          <table:table-cell table:style-name="ce15" table:formula="of:=AVERAGE([.G3:.G17])" office:value-type="percentage" office:value="0.0808719660657498" calcext:value-type="percentage">
            <text:p>8,09 %</text:p>
          </table:table-cell>
          <table:table-cell table:style-name="ce15" table:formula="of:=AVERAGE([.H3:.H17])" office:value-type="percentage" office:value="0.0736303602443948" calcext:value-type="percentage">
            <text:p>7,36 %</text:p>
          </table:table-cell>
          <table:table-cell table:style-name="ce15" table:formula="of:=AVERAGE([.I3:.I17])" office:value-type="percentage" office:value="0.110593720807992" calcext:value-type="percentage">
            <text:p>11,06 %</text:p>
          </table:table-cell>
          <table:table-cell table:style-name="ce15" table:formula="of:=AVERAGE([.J3:.J17])" office:value-type="percentage" office:value="0.101985247503903" calcext:value-type="percentage">
            <text:p>10,20 %</text:p>
          </table:table-cell>
          <table:table-cell table:style-name="ce15" table:formula="of:=AVERAGE([.K3:.K17])" office:value-type="percentage" office:value="0.097074377387479" calcext:value-type="percentage">
            <text:p>9,71 %</text:p>
          </table:table-cell>
          <table:table-cell table:style-name="ce15" table:formula="of:=AVERAGE([.L3:.L17])" office:value-type="percentage" office:value="0.0962539025837292" calcext:value-type="percentage">
            <text:p>9,63 %</text:p>
          </table:table-cell>
          <table:table-cell table:style-name="ce15" table:formula="of:=AVERAGE([.M3:.M17])" office:value-type="percentage" office:value="0.0684158656563645" calcext:value-type="percentage">
            <text:p>6,84 %</text:p>
          </table:table-cell>
          <table:table-cell table:style-name="ce15" table:formula="of:=AVERAGE([.N3:.N17])" office:value-type="percentage" office:value="0.0725944110406754" calcext:value-type="percentage">
            <text:p>7,26 %</text:p>
          </table:table-cell>
          <table:table-cell table:style-name="ce15" table:formula="of:=AVERAGE([.O3:.O17])" office:value-type="percentage" office:value="0.0840978416992958" calcext:value-type="percentage">
            <text:p>8,41 %</text:p>
          </table:table-cell>
          <table:table-cell table:style-name="ce15" table:formula="of:=AVERAGE([.P3:.P17])" office:value-type="percentage" office:value="0.0847057758806064" calcext:value-type="percentage">
            <text:p>8,47 %</text:p>
          </table:table-cell>
          <table:table-cell table:style-name="ce15" table:formula="of:=AVERAGE([.Q3:.Q17])" office:value-type="percentage" office:value="0.0969758585330037" calcext:value-type="percentage">
            <text:p>9,70 %</text:p>
          </table:table-cell>
          <table:table-cell table:style-name="ce15" table:formula="of:=AVERAGE([.R3:.R17])" office:value-type="percentage" office:value="0.12034584179488" calcext:value-type="percentage">
            <text:p>12,03 %</text:p>
          </table:table-cell>
          <table:table-cell table:style-name="ce15" table:formula="of:=AVERAGE([.S3:.S17])" office:value-type="percentage" office:value="0.242971656778383" calcext:value-type="percentage">
            <text:p>24,30 %</text:p>
          </table:table-cell>
          <table:table-cell table:style-name="ce15" table:formula="of:=AVERAGE([.T3:.T17])" office:value-type="percentage" office:value="0.185825516082228" calcext:value-type="percentage">
            <text:p>18,58 %</text:p>
          </table:table-cell>
          <table:table-cell table:style-name="ce17" table:number-columns-repeated="1004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6" table:formula="of:=STDEV([.F3:.F17])" office:value-type="percentage" office:value="0.0467093686889916" calcext:value-type="percentage">
            <text:p>4,67 %</text:p>
          </table:table-cell>
          <table:table-cell table:style-name="ce16" table:formula="of:=STDEV([.G3:.G17])" office:value-type="percentage" office:value="0.0993679859470779" calcext:value-type="percentage">
            <text:p>9,94 %</text:p>
          </table:table-cell>
          <table:table-cell table:style-name="ce16" table:formula="of:=STDEV([.H3:.H17])" office:value-type="percentage" office:value="0.109527799640982" calcext:value-type="percentage">
            <text:p>10,95 %</text:p>
          </table:table-cell>
          <table:table-cell table:style-name="ce16" table:formula="of:=STDEV([.I3:.I17])" office:value-type="percentage" office:value="0.0819123950162625" calcext:value-type="percentage">
            <text:p>8,19 %</text:p>
          </table:table-cell>
          <table:table-cell table:style-name="ce16" table:formula="of:=STDEV([.J3:.J17])" office:value-type="percentage" office:value="0.114322169238916" calcext:value-type="percentage">
            <text:p>11,43 %</text:p>
          </table:table-cell>
          <table:table-cell table:style-name="ce16" table:formula="of:=STDEV([.K3:.K17])" office:value-type="percentage" office:value="0.127598492838719" calcext:value-type="percentage">
            <text:p>12,76 %</text:p>
          </table:table-cell>
          <table:table-cell table:style-name="ce16" table:formula="of:=STDEV([.L3:.L17])" office:value-type="percentage" office:value="0.117796726289169" calcext:value-type="percentage">
            <text:p>11,78 %</text:p>
          </table:table-cell>
          <table:table-cell table:style-name="ce16" table:formula="of:=STDEV([.M3:.M17])" office:value-type="percentage" office:value="0.0966642219575885" calcext:value-type="percentage">
            <text:p>9,67 %</text:p>
          </table:table-cell>
          <table:table-cell table:style-name="ce16" table:formula="of:=STDEV([.N3:.N17])" office:value-type="percentage" office:value="0.0390469111965958" calcext:value-type="percentage">
            <text:p>3,90 %</text:p>
          </table:table-cell>
          <table:table-cell table:style-name="ce16" table:formula="of:=STDEV([.O3:.O17])" office:value-type="percentage" office:value="0.0529344504044611" calcext:value-type="percentage">
            <text:p>5,29 %</text:p>
          </table:table-cell>
          <table:table-cell table:style-name="ce16" table:formula="of:=STDEV([.P3:.P17])" office:value-type="percentage" office:value="0.0936330396393756" calcext:value-type="percentage">
            <text:p>9,36 %</text:p>
          </table:table-cell>
          <table:table-cell table:style-name="ce16" table:formula="of:=STDEV([.Q3:.Q17])" office:value-type="percentage" office:value="0.0976689368694748" calcext:value-type="percentage">
            <text:p>9,77 %</text:p>
          </table:table-cell>
          <table:table-cell table:style-name="ce16" table:formula="of:=STDEV([.R3:.R17])" office:value-type="percentage" office:value="0.122532550778523" calcext:value-type="percentage">
            <text:p>12,25 %</text:p>
          </table:table-cell>
          <table:table-cell table:style-name="ce16" table:formula="of:=STDEV([.S3:.S17])" office:value-type="percentage" office:value="0.190228393375766" calcext:value-type="percentage">
            <text:p>19,02 %</text:p>
          </table:table-cell>
          <table:table-cell table:style-name="ce16" table:formula="of:=STDEV([.T3:.T17])" office:value-type="percentage" office:value="0.14929175508323" calcext:value-type="percentage">
            <text:p>14,93 %</text:p>
          </table:table-cell>
          <table:table-cell table:style-name="ce17" table:number-columns-repeated="1004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4"/>
          <table:table-cell table:style-name="Default" table:number-columns-repeated="10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5"/>
          <table:table-cell table:style-name="Default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4"/>
          <table:table-cell table:style-name="Default"/>
          <table:table-cell table:number-columns-repeated="14" table:style-name="Default" office:value-type="string" calcext:value-type="string">
            <text:p>weight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4"/>
          <table:table-cell table:style-name="Default"/>
          <table:table-cell table:number-columns-repeated="11" table:style-name="Default" office:value-type="float" office:value="50" calcext:value-type="float">
            <text:p>50</text:p>
          </table:table-cell>
          <table:table-cell table:number-columns-repeated="3" table:style-name="Default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T count</text:p>
          </table:table-cell>
          <table:table-cell table:number-columns-repeated="4"/>
          <table:table-cell table:style-name="Default"/>
          <table:table-cell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4"/>
          <table:table-cell table:style-name="Default"/>
          <table:table-cell table:style-name="ce11" table:formula="of:=[.G23]*[.G24]" office:value-type="float" office:value="2500000" calcext:value-type="float">
            <text:p>2 500 000</text:p>
          </table:table-cell>
          <table:table-cell table:style-name="ce11" table:formula="of:=[.H23]*[.H24]" office:value-type="float" office:value="1280000" calcext:value-type="float">
            <text:p>1 280 000</text:p>
          </table:table-cell>
          <table:table-cell table:style-name="ce11" table:formula="of:=[.I23]*[.I24]" office:value-type="float" office:value="1800000" calcext:value-type="float">
            <text:p>1 800 000</text:p>
          </table:table-cell>
          <table:table-cell table:style-name="ce11" table:formula="of:=[.J23]*[.J24]" office:value-type="float" office:value="1800000" calcext:value-type="float">
            <text:p>1 800 000</text:p>
          </table:table-cell>
          <table:table-cell table:style-name="ce11" table:formula="of:=[.K23]*[.K24]" office:value-type="float" office:value="1800000" calcext:value-type="float">
            <text:p>1 800 000</text:p>
          </table:table-cell>
          <table:table-cell table:style-name="ce11" table:formula="of:=[.L23]*[.L24]" office:value-type="float" office:value="1600000" calcext:value-type="float">
            <text:p>1 600 000</text:p>
          </table:table-cell>
          <table:table-cell table:style-name="ce11" table:formula="of:=[.M23]*[.M24]" office:value-type="float" office:value="1500000" calcext:value-type="float">
            <text:p>1 500 000</text:p>
          </table:table-cell>
          <table:table-cell table:style-name="ce11" table:formula="of:=[.N23]*[.N24]" office:value-type="float" office:value="1500000" calcext:value-type="float">
            <text:p>1 500 000</text:p>
          </table:table-cell>
          <table:table-cell table:style-name="ce11" table:formula="of:=[.O23]*[.O24]" office:value-type="float" office:value="1500000" calcext:value-type="float">
            <text:p>1 500 000</text:p>
          </table:table-cell>
          <table:table-cell table:style-name="ce11" table:formula="of:=[.P23]*[.P24]" office:value-type="float" office:value="1500000" calcext:value-type="float">
            <text:p>1 500 000</text:p>
          </table:table-cell>
          <table:table-cell table:style-name="ce11" table:formula="of:=[.Q23]*[.Q24]" office:value-type="float" office:value="1500000" calcext:value-type="float">
            <text:p>1 500 000</text:p>
          </table:table-cell>
          <table:table-cell table:style-name="ce11" table:formula="of:=[.R23]*[.R24]" office:value-type="float" office:value="1480000" calcext:value-type="float">
            <text:p>1 480 000</text:p>
          </table:table-cell>
          <table:table-cell table:style-name="ce11" table:formula="of:=[.S23]*[.S24]" office:value-type="float" office:value="2920000" calcext:value-type="float">
            <text:p>2 920 000</text:p>
          </table:table-cell>
          <table:table-cell table:style-name="ce11" table:formula="of:=[.T23]*[.T24]" office:value-type="float" office:value="2000000" calcext:value-type="float">
            <text:p>2 000 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4"/>
          <table:table-cell table:style-name="Default"/>
          <table:table-cell table:number-columns-repeated="4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4"/>
          <table:table-cell table:style-name="Default"/>
          <table:table-cell table:number-columns-repeated="2" table:style-name="Default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4"/>
          <table:table-cell table:style-name="Default"/>
          <table:table-cell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93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4"/>
          <table:table-cell table:style-name="Default"/>
          <table:table-cell table:style-name="ce13" office:value-type="percentage" office:value="0.05328" calcext:value-type="percentage">
            <text:p>5,33 %</text:p>
          </table:table-cell>
          <table:table-cell table:style-name="ce13" office:value-type="percentage" office:value="0.087" calcext:value-type="percentage">
            <text:p>8,70 %</text:p>
          </table:table-cell>
          <table:table-cell table:number-columns-repeated="2" table:style-name="ce13" office:value-type="percentage" office:value="0.06975" calcext:value-type="percentage">
            <text:p>6,98 %</text:p>
          </table:table-cell>
          <table:table-cell table:style-name="ce13" office:value-type="percentage" office:value="0.06937" calcext:value-type="percentage">
            <text:p>6,94 %</text:p>
          </table:table-cell>
          <table:table-cell table:style-name="ce13" office:value-type="percentage" office:value="0.06948" calcext:value-type="percentage">
            <text:p>6,95 %</text:p>
          </table:table-cell>
          <table:table-cell table:style-name="ce13" office:value-type="percentage" office:value="0.07209" calcext:value-type="percentage">
            <text:p>7,21 %</text:p>
          </table:table-cell>
          <table:table-cell table:style-name="ce13" office:value-type="percentage" office:value="0.06785" calcext:value-type="percentage">
            <text:p>6,79 %</text:p>
          </table:table-cell>
          <table:table-cell table:style-name="ce13" office:value-type="percentage" office:value="0.06781" calcext:value-type="percentage">
            <text:p>6,78 %</text:p>
          </table:table-cell>
          <table:table-cell table:style-name="ce13"/>
          <table:table-cell table:style-name="ce13" office:value-type="percentage" office:value="0.06781" calcext:value-type="percentage">
            <text:p>6,78 %</text:p>
          </table:table-cell>
          <table:table-cell table:style-name="ce13" office:value-type="percentage" office:value="0.06587" calcext:value-type="percentage">
            <text:p>6,59 %</text:p>
          </table:table-cell>
          <table:table-cell table:style-name="ce13"/>
          <table:table-cell table:style-name="ce13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93"/>
        </table:table-row>
        <table:table-row table:style-name="ro1">
          <table:table-cell table:number-columns-repeated="5"/>
          <table:table-cell table:style-name="Default"/>
          <table:table-cell table:style-name="ce13"/>
          <table:table-cell table:style-name="Default" table:number-columns-repeated="13"/>
          <table:table-cell table:number-columns-repeated="1004"/>
        </table:table-row>
        <calcext:conditional-formats>
          <calcext:conditional-format calcext:target-range-address="Summary.F3:Summary.T19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Sans nom1" calcext:value="&lt;10%" calcext:base-cell-address="Summary.F3"/>
            <calcext:condition calcext:apply-style-name="Bad" calcext:value="&gt;10%" calcext:base-cell-address="Summary.F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268096514745" calcext:value-type="percentage">
            <text:p>100,27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07238605898123" calcext:value-type="percentage">
            <text:p>1,07 %</text:p>
          </table:table-cell>
          <table:table-cell table:formula="of:=([.D6]+[.F6]+[.H6])/([.D6]+[.F6]+[.H6]+[.J6])" office:value-type="percentage" office:value="0.0106382978723404" calcext:value-type="percentage">
            <text:p>1,0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0035211267606" calcext:value-type="percentage">
            <text:p>110,04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2680965147453" calcext:value-type="percentage">
            <text:p>102,68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60857908847185" calcext:value-type="percentage">
            <text:p>1,61 %</text:p>
          </table:table-cell>
          <table:table-cell table:formula="of:=([.D6]+[.F6]+[.H6])/([.D6]+[.F6]+[.H6]+[.J6])" office:value-type="percentage" office:value="0.015625" calcext:value-type="percentage">
            <text:p>1,5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04577464788732" calcext:value-type="percentage">
            <text:p>104,58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57746478873239" calcext:value-type="percentage">
            <text:p>4,58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40845070422535" calcext:value-type="percentage">
            <text:p>1,41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340482573727" calcext:value-type="percentage">
            <text:p>101,3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27704485488127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09154929577465" calcext:value-type="percentage">
            <text:p>109,15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475352112676056" calcext:value-type="percentage">
            <text:p>4,7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04225352112676" calcext:value-type="percentage">
            <text:p>0,70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492957746478873" calcext:value-type="percentage">
            <text:p>4,93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0387323943662" calcext:value-type="percentage">
            <text:p>10,39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455764075067" calcext:value-type="percentage">
            <text:p>104,56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3" calcext:value-type="float">
            <text:p>3</text:p>
          </table:table-cell>
          <table:table-cell table:formula="of:=[.F6]/[$Summary.E7]" office:value-type="percentage" office:value="0.00804289544235925" calcext:value-type="percentage">
            <text:p>0,80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048257372654" calcext:value-type="percentage">
            <text:p>1,34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68096514745308" calcext:value-type="percentage">
            <text:p>2,68 %</text:p>
          </table:table-cell>
          <table:table-cell table:formula="of:=([.D6]+[.F6]+[.H6])/([.D6]+[.F6]+[.H6]+[.J6])" office:value-type="percentage" office:value="0.0254452926208651" calcext:value-type="percentage">
            <text:p>2,54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05281690140845" calcext:value-type="percentage">
            <text:p>105,28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1056338028169" calcext:value-type="percentage">
            <text:p>5,11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34507042253521" calcext:value-type="percentage">
            <text:p>3,35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289544235925" calcext:value-type="percentage">
            <text:p>104,2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4289544235925" calcext:value-type="percentage">
            <text:p>0,80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1286863270777" calcext:value-type="percentage">
            <text:p>2,41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13556338028169" calcext:value-type="percentage">
            <text:p>113,5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563380281690141" calcext:value-type="percentage">
            <text:p>5,63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23239436619718" calcext:value-type="percentage">
            <text:p>1,2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28169014084507" calcext:value-type="percentage">
            <text:p>5,2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21478873239437" calcext:value-type="percentage">
            <text:p>12,15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2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2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2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28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2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2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2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2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2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2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2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2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2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18" table:default-cell-style-name="Default"/>
        <table:table-column table:style-name="co19" table:default-cell-style-name="ce13"/>
        <table:table-column table:style-name="co17" table:default-cell-style-name="Default"/>
        <table:table-column table:style-name="co20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21" table:default-cell-style-name="ce13"/>
        <table:table-column table:style-name="co17" table:default-cell-style-name="Default"/>
        <table:table-column table:style-name="co6" table:number-columns-repeated="2" table:default-cell-style-name="ce13"/>
        <table:table-column table:style-name="co22" table:default-cell-style-name="Default"/>
        <table:table-column table:style-name="co17" table:number-columns-repeated="1007" table:default-cell-style-name="Default"/>
        <table:table-row table:style-name="ro1">
          <table:table-cell table:style-name="ce12" office:value-type="string" calcext:value-type="string">
            <text:p>ISO</text:p>
          </table:table-cell>
          <table:table-cell table:style-name="ce12" office:value-type="string" calcext:value-type="string">
            <text:p># out chars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sub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del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ins err</text:p>
          </table:table-cell>
          <table:table-cell table:style-name="ce26" office:value-type="string" calcext:value-type="string">
            <text:p>%</text:p>
          </table:table-cell>
          <table:table-cell table:style-name="ce12" office:value-type="string" calcext:value-type="string">
            <text:p># cor chars</text:p>
          </table:table-cell>
          <table:table-cell table:style-name="ce26" office:value-type="string" calcext:value-type="string">
            <text:p>CER</text:p>
          </table:table-cell>
          <table:table-cell table:style-name="ce26" office:value-type="string" calcext:value-type="string">
            <text:p>CERn</text:p>
          </table:table-cell>
          <table:table-cell table:style-name="ce12" office:value-type="string" calcext:value-type="string">
            <text:p>Wrong character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05:30:38.11933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5T06:23:16.483790857</dc:date>
    <dc:creator>Nate Marti</dc:creator>
    <meta:editing-duration>P6DT53M51S</meta:editing-duration>
    <meta:editing-cycles>121</meta:editing-cycles>
    <meta:generator>LibreOffice/6.4.7.2$Linux_X86_64 LibreOffice_project/40$Build-2</meta:generator>
    <meta:document-statistic meta:table-count="16" meta:cell-count="3241" meta:object-count="0"/>
  </office:meta>
</office:document-meta>
</file>